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217cm" svg:height="10.386cm" svg:x="7.847cm" svg:y="0.398cm">
            <draw:object draw:notify-on-update-of-ranges="Planilha1.A1:Planilha1.A4 Planilha1.B1:Planilh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8.205cm" svg:y="12.165cm">
            <draw:object draw:notify-on-update-of-ranges="Planilha1.A7:Planilha1.A10 Planilha1.B7:Planilha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8.563cm" svg:y="22.126cm">
            <draw:object draw:notify-on-update-of-ranges="Planilha1.A16:Planilha1.A18 Planilha1.B16:Planilha1.B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4.78cm" svg:y="12.458cm">
            <draw:object draw:notify-on-update-of-ranges="Planilha1.A22:Planilha1.A23 Planilha1.B22:Planilha1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Um Núcleo Recursivo</text:p>
          </table:table-cell>
          <table:table-cell office:value-type="float" office:value="10625.164" calcext:value-type="float">
            <text:p>10625,164</text:p>
          </table:table-cell>
        </table:table-row>
        <table:table-row table:style-name="ro1">
          <table:table-cell office:value-type="string" calcext:value-type="string">
            <text:p>Um Núcleo Iterativo</text:p>
          </table:table-cell>
          <table:table-cell office:value-type="float" office:value="8080.477" calcext:value-type="float">
            <text:p>8080,477</text:p>
          </table:table-cell>
        </table:table-row>
        <table:table-row table:style-name="ro1">
          <table:table-cell office:value-type="string" calcext:value-type="string">
            <text:p>Seis Núcleos Iterativo</text:p>
          </table:table-cell>
          <table:table-cell office:value-type="float" office:value="1708.512" calcext:value-type="float">
            <text:p>1708,512</text:p>
          </table:table-cell>
        </table:table-row>
        <table:table-row table:style-name="ro1">
          <table:table-cell office:value-type="string" calcext:value-type="string">
            <text:p>Doze Núcleos Iterativo</text:p>
          </table:table-cell>
          <table:table-cell office:value-type="float" office:value="1262.85" calcext:value-type="float">
            <text:p>1262,85</text:p>
          </table:table-cell>
        </table:table-row>
        <table:table-row table:style-name="ro2" table:number-rows-repeated="2">
          <table:table-cell table:style-name="ce2" table:number-columns-repeated="2"/>
        </table:table-row>
        <table:table-row table:style-name="ro1">
          <table:table-cell office:value-type="string" calcext:value-type="string">
            <text:p>Um Núcleo Recurs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 Núcleo Iterativo</text:p>
          </table:table-cell>
          <table:table-cell office:value-type="float" office:value="1.314917919" calcext:value-type="float">
            <text:p>1,314917919</text:p>
          </table:table-cell>
        </table:table-row>
        <table:table-row table:style-name="ro1">
          <table:table-cell office:value-type="string" calcext:value-type="string">
            <text:p>Seis Núcleos Iterativo</text:p>
          </table:table-cell>
          <table:table-cell office:value-type="float" office:value="6.218957783" calcext:value-type="float">
            <text:p>6,218957783</text:p>
          </table:table-cell>
        </table:table-row>
        <table:table-row table:style-name="ro1">
          <table:table-cell office:value-type="string" calcext:value-type="string">
            <text:p>Doze Núcleos Iterativo</text:p>
          </table:table-cell>
          <table:table-cell office:value-type="float" office:value="8.413638991" calcext:value-type="float">
            <text:p>8,413638991</text:p>
          </table:table-cell>
        </table:table-row>
        <table:table-row table:style-name="ro2">
          <table:table-cell table:style-name="ce2" table:number-columns-repeated="2"/>
        </table:table-row>
        <table:table-row table:style-name="ro1">
          <table:table-cell office:value-type="string" calcext:value-type="string">
            <text:p>Um Núcleo Itera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s Núcleos Iterativo</text:p>
          </table:table-cell>
          <table:table-cell office:value-type="float" office:value="4.729540676" calcext:value-type="float">
            <text:p>4,729540676</text:p>
          </table:table-cell>
        </table:table-row>
        <table:table-row table:style-name="ro1">
          <table:table-cell office:value-type="string" calcext:value-type="string">
            <text:p>Doze Núcleos Iterativo</text:p>
          </table:table-cell>
          <table:table-cell office:value-type="float" office:value="6.398603951" calcext:value-type="float">
            <text:p>6,398603951</text:p>
          </table:table-cell>
        </table:table-row>
        <table:table-row table:style-name="ro2">
          <table:table-cell table:style-name="ce2" table:number-columns-repeated="2"/>
        </table:table-row>
        <table:table-row table:style-name="ro1">
          <table:table-cell office:value-type="string" calcext:value-type="string">
            <text:p>Um Núcleo Itera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s Núcleos Iterativo</text:p>
          </table:table-cell>
          <table:table-cell office:value-type="float" office:value="0.788256779" calcext:value-type="float">
            <text:p>0,788256779</text:p>
          </table:table-cell>
        </table:table-row>
        <table:table-row table:style-name="ro1">
          <table:table-cell office:value-type="string" calcext:value-type="string">
            <text:p>Doze Núcleos Iterativo</text:p>
          </table:table-cell>
          <table:table-cell office:value-type="float" office:value="0.533216996" calcext:value-type="float">
            <text:p>0,533216996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string" calcext:value-type="string">
            <text:p>0.033000</text:p>
          </table:table-cell>
        </table:table-row>
        <table:table-row table:style-name="ro1">
          <table:table-cell office:value-type="string" calcext:value-type="string">
            <text:p>Seis Núcleos Iterativo</text:p>
          </table:table-cell>
          <table:table-cell table:style-name="Default" office:value-type="float" office:value="5.994005994" calcext:value-type="float">
            <text:p>5,994005994</text:p>
          </table:table-cell>
        </table:table-row>
        <table:table-row table:style-name="ro1">
          <table:table-cell office:value-type="string" calcext:value-type="string">
            <text:p>Doze Núcleos Iterativo</text:p>
          </table:table-cell>
          <table:table-cell table:style-name="Default" office:value-type="float" office:value="11.965515385" calcext:value-type="float">
            <text:p>11,965515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8:50:39.523620240</meta:creation-date>
    <dc:date>2023-08-08T10:17:42.524607472</dc:date>
    <meta:editing-duration>PT36M50S</meta:editing-duration>
    <meta:editing-cycles>7</meta:editing-cycles>
    <meta:generator>LibreOffice/7.3.7.2$Linux_X86_64 LibreOffice_project/30$Build-2</meta:generator>
    <meta:document-statistic meta:table-count="1" meta:cell-count="3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18cm" svg:height="10.387cm" xlink:href=".." xlink:type="simple" chart:class="chart:bar" chart:style-name="ch1">
        <chart:title svg:x="5.922cm" svg:y="0.343cm" chart:style-name="ch2">
          <text:p>Tempo de Execução</text:p>
        </chart:title>
        <chart:plot-area chart:style-name="ch3" table:cell-range-address="Planilha1.A1:Planilha1.B4" chart:data-source-has-labels="column" svg:x="0.652cm" svg:y="1.616cm" svg:width="14.69cm" svg:height="8.283cm">
          <chart:coordinate-region svg:x="4.396cm" svg:y="1.616cm" svg:width="10.804cm" svg:height="7.098cm"/>
          <chart:axis chart:dimension="x" chart:name="primary-x" chart:style-name="ch4" chartooo:axis-type="auto">
            <chartooo:date-scale/>
            <chart:categories table:cell-range-address="Planilha1.A1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Um Núcleo Recursivo</text:p>
                <draw:g>
                  <svg:desc>Planilha1.A1:Planilha1.A4</svg:desc>
                </draw:g>
              </table:table-cell>
              <table:table-cell office:value-type="float" office:value="10625.164">
                <text:p>10625.164</text:p>
                <draw:g>
                  <svg:desc>Planilha1.B1:Planilha1.B4</svg:desc>
                </draw:g>
              </table:table-cell>
            </table:table-row>
            <table:table-row>
              <table:table-cell office:value-type="string">
                <text:p>Um Núcleo Iterativo</text:p>
              </table:table-cell>
              <table:table-cell office:value-type="float" office:value="8080.477">
                <text:p>8080.477</text:p>
              </table:table-cell>
            </table:table-row>
            <table:table-row>
              <table:table-cell office:value-type="string">
                <text:p>Seis Núcleos Iterativo</text:p>
              </table:table-cell>
              <table:table-cell office:value-type="float" office:value="1708.512">
                <text:p>1708.512</text:p>
              </table:table-cell>
            </table:table-row>
            <table:table-row>
              <table:table-cell office:value-type="string">
                <text:p>Doze Núcleos Iterativo</text:p>
              </table:table-cell>
              <table:table-cell office:value-type="float" office:value="1262.85">
                <text:p>1262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91cm" svg:y="0.316cm" chart:style-name="ch2">
          <text:p>Speed Up</text:p>
        </chart:title>
        <chart:plot-area chart:style-name="ch3" table:cell-range-address="Planilha1.A7:Planilha1.B10" chart:data-source-has-labels="column" svg:x="0.319cm" svg:y="1.275cm" svg:width="15.36cm" svg:height="7.55cm">
          <chart:coordinate-region svg:x="4.063cm" svg:y="1.275cm" svg:width="11.522cm" svg:height="6.903cm"/>
          <chart:axis chart:dimension="x" chart:name="primary-x" chart:style-name="ch4" chartooo:axis-type="auto">
            <chartooo:date-scale/>
            <chart:categories table:cell-range-address="Planilha1.A7:Planilha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7:Planilha1.B1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Um Núcleo Recursivo</text:p>
                <draw:g>
                  <svg:desc>Planilha1.A7:Planilha1.A10</svg:desc>
                </draw:g>
              </table:table-cell>
              <table:table-cell office:value-type="float" office:value="1">
                <text:p>1</text:p>
                <draw:g>
                  <svg:desc>Planilha1.B7:Planilha1.B10</svg:desc>
                </draw:g>
              </table:table-cell>
            </table:table-row>
            <table:table-row>
              <table:table-cell office:value-type="string">
                <text:p>Um Núcleo Iterativo</text:p>
              </table:table-cell>
              <table:table-cell office:value-type="float" office:value="1.314917919">
                <text:p>1.314917919</text:p>
              </table:table-cell>
            </table:table-row>
            <table:table-row>
              <table:table-cell office:value-type="string">
                <text:p>Seis Núcleos Iterativo</text:p>
              </table:table-cell>
              <table:table-cell office:value-type="float" office:value="6.218957783">
                <text:p>6.218957783</text:p>
              </table:table-cell>
            </table:table-row>
            <table:table-row>
              <table:table-cell office:value-type="string">
                <text:p>Doze Núcleos Iterativo</text:p>
              </table:table-cell>
              <table:table-cell office:value-type="float" office:value="8.413638991">
                <text:p>8.413638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884cm" svg:y="0.316cm" chart:style-name="ch2">
          <text:p>Eficiência</text:p>
        </chart:title>
        <chart:plot-area chart:style-name="ch3" table:cell-range-address="Planilha1.A16:Planilha1.B18" chart:data-source-has-labels="column" svg:x="0.319cm" svg:y="1.275cm" svg:width="15.36cm" svg:height="7.55cm">
          <chart:coordinate-region svg:x="4.063cm" svg:y="1.275cm" svg:width="11.523cm" svg:height="6.903cm"/>
          <chart:axis chart:dimension="x" chart:name="primary-x" chart:style-name="ch4" chartooo:axis-type="auto">
            <chartooo:date-scale/>
            <chart:categories table:cell-range-address="Planilha1.A16:Planilha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6:Planilha1.B18" chart:class="chart:bar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Um Núcleo Iterativo</text:p>
                <draw:g>
                  <svg:desc>Planilha1.A16:Planilha1.A18</svg:desc>
                </draw:g>
              </table:table-cell>
              <table:table-cell office:value-type="float" office:value="1">
                <text:p>1</text:p>
                <draw:g>
                  <svg:desc>Planilha1.B16:Planilha1.B18</svg:desc>
                </draw:g>
              </table:table-cell>
            </table:table-row>
            <table:table-row>
              <table:table-cell office:value-type="string">
                <text:p>Seis Núcleos Iterativo</text:p>
              </table:table-cell>
              <table:table-cell office:value-type="float" office:value="0.788256779">
                <text:p>0.788256779</text:p>
              </table:table-cell>
            </table:table-row>
            <table:table-row>
              <table:table-cell office:value-type="string">
                <text:p>Doze Núcleos Iterativo</text:p>
              </table:table-cell>
              <table:table-cell office:value-type="float" office:value="0.533216996">
                <text:p>0.533216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394cm" svg:y="0.316cm" chart:style-name="ch2">
          <text:p>Escalabilidade</text:p>
        </chart:title>
        <chart:plot-area chart:style-name="ch3" table:cell-range-address="Planilha1.A22:Planilha1.B23" chart:data-source-has-labels="column" svg:x="0.319cm" svg:y="1.275cm" svg:width="15.36cm" svg:height="7.55cm">
          <chart:coordinate-region svg:x="4.063cm" svg:y="1.275cm" svg:width="11.429cm" svg:height="6.903cm"/>
          <chart:axis chart:dimension="x" chart:name="primary-x" chart:style-name="ch4" chartooo:axis-type="auto">
            <chartooo:date-scale/>
            <chart:categories table:cell-range-address="Planilha1.A22:Planilha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2:Planilha1.B2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eis Núcleos Iterativo</text:p>
                <draw:g>
                  <svg:desc>Planilha1.A22:Planilha1.A23</svg:desc>
                </draw:g>
              </table:table-cell>
              <table:table-cell office:value-type="float" office:value="5.994005994">
                <text:p>5.994005994</text:p>
                <draw:g>
                  <svg:desc>Planilha1.B22:Planilha1.B23</svg:desc>
                </draw:g>
              </table:table-cell>
            </table:table-row>
            <table:table-row>
              <table:table-cell office:value-type="string">
                <text:p>Doze Núcleos Iterativo</text:p>
              </table:table-cell>
              <table:table-cell office:value-type="float" office:value="11.965515385">
                <text:p>11.965515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